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0.436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0.381cm"/>
    </style:style>
    <style:style style:name="co10" style:family="table-column">
      <style:table-column-properties fo:break-before="auto" style:column-width="2.492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425cm"/>
    </style:style>
    <style:style style:name="co14" style:family="table-column">
      <style:table-column-properties fo:break-before="auto" style:column-width="0.482cm"/>
    </style:style>
    <style:style style:name="co15" style:family="table-column">
      <style:table-column-properties fo:break-before="auto" style:column-width="0.46cm"/>
    </style:style>
    <style:style style:name="co16" style:family="table-column">
      <style:table-column-properties fo:break-before="auto" style:column-width="0.418cm"/>
    </style:style>
    <style:style style:name="co17" style:family="table-column">
      <style:table-column-properties fo:break-before="auto" style:column-width="0.5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4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4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9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6pt" style:font-size-asian="6pt" style:font-size-complex="6pt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5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57" style:family="table-cell" style:parent-style-name="Default">
      <style:table-cell-properties fo:background-color="#ffffff"/>
    </style:style>
    <style:style style:name="ce58" style:family="table-cell" style:parent-style-name="Default" style:data-style-name="N11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 style:data-style-name="N11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60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6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3" style:family="table-cell" style:parent-style-name="Default">
      <style:table-cell-properties fo:background-color="#ffffff" fo:border="none"/>
    </style:style>
    <style:style style:name="ce64" style:family="table-cell" style:parent-style-name="Default">
      <style:table-cell-properties fo:border-bottom="none" fo:background-color="#ffb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65" style:family="table-cell" style:parent-style-name="Default">
      <style:table-cell-properties fo:border-bottom="none" fo:background-color="#ffb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7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4" table:default-cell-style-name="ce51"/>
        <table:table-column table:style-name="co1" table:default-cell-style-name="ce51"/>
        <table:table-column table:style-name="co5" table:default-cell-style-name="ce51"/>
        <table:table-column table:style-name="co1" table:default-cell-style-name="ce51"/>
        <table:table-column table:style-name="co4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7" table:default-cell-style-name="ce51"/>
        <table:table-column table:style-name="co1" table:default-cell-style-name="ce51"/>
        <table:table-column table:style-name="co5" table:default-cell-style-name="ce51"/>
        <table:table-column table:style-name="co1" table:default-cell-style-name="ce51"/>
        <table:table-column table:style-name="co3" table:default-cell-style-name="ce51"/>
        <table:table-column table:style-name="co8" table:default-cell-style-name="ce51"/>
        <table:table-column table:style-name="co3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9" table:default-cell-style-name="ce51"/>
        <table:table-column table:style-name="co10" table:default-cell-style-name="ce51"/>
        <table:table-column table:style-name="co9" table:default-cell-style-name="ce51"/>
        <table:table-column table:style-name="co11" table:default-cell-style-name="ce51"/>
        <table:table-column table:style-name="co9" table:default-cell-style-name="ce51"/>
        <table:table-column table:style-name="co12" table:default-cell-style-name="ce51"/>
        <table:table-column table:style-name="co9" table:default-cell-style-name="ce51"/>
        <table:table-column table:style-name="co13" table:default-cell-style-name="ce51"/>
        <table:table-column table:style-name="co5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14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6" table:default-cell-style-name="ce51"/>
        <table:table-column table:style-name="co1" table:default-cell-style-name="ce51"/>
        <table:table-column table:style-name="co17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1" table:default-cell-style-name="ce57"/>
        <table:table-column table:style-name="co1" table:number-columns-repeated="6" table:default-cell-style-name="Default"/>
        <table:table-column table:style-name="co1" table:number-columns-repeated="16316" table:default-cell-style-name="ce51"/>
        <table:table-row table:style-name="ro1">
          <table:table-cell table:style-name="ce45" office:value-type="float" office:value="70" calcext:value-type="float" table:number-columns-spanned="1" table:number-rows-spanned="5">
            <text:p>70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/>
          <table:table-cell table:style-name="ce53" office:value-type="string" calcext:value-type="string">
            <text:p>Etage de la boutique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3" office:value-type="string" calcext:value-type="string">
            <text:p>Inébranlable</text:p>
          </table:table-cell>
          <table:table-cell table:number-columns-repeated="5"/>
          <table:table-cell table:style-name="ce56"/>
          <table:table-cell/>
          <table:table-cell table:style-name="ce53" office:value-type="string" calcext:value-type="string">
            <text:p>Extérieur de l’arène</text:p>
          </table:table-cell>
          <table:table-cell table:number-columns-repeated="3"/>
          <table:table-cell table:style-name="ce63"/>
          <table:table-cell/>
          <table:table-cell table:style-name="ce56"/>
          <table:table-cell/>
          <table:table-cell table:style-name="ce53" office:value-type="string" calcext:value-type="string">
            <text:p>Invitations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Extérieurs de la ville</text:p>
          </table:table-cell>
          <table:table-cell table:number-columns-repeated="5"/>
          <table:table-cell table:style-name="ce53" office:value-type="string" calcext:value-type="string">
            <text:p>Parc Safari</text:p>
          </table:table-cell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3"/>
          <table:table-cell/>
          <table:table-cell table:style-name="ce56"/>
          <table:table-cell/>
          <table:table-cell table:style-name="ce53"/>
          <table:table-cell table:number-columns-repeated="16323"/>
        </table:table-row>
        <table:table-row table:style-name="ro1">
          <table:covered-table-cell/>
          <table:table-cell office:value-type="string" calcext:value-type="string">
            <text:p>M(85)</text:p>
          </table:table-cell>
          <table:table-cell table:style-name="ce54" office:value-type="string" calcext:value-type="string">
            <text:p>Sous-sol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4<text:span text:style-name="T1">e</text:span> étage</text:p>
          </table:table-cell>
          <table:table-cell/>
          <table:table-cell table:style-name="ce54" office:value-type="string" calcext:value-type="string">
            <text:p>3<text:span text:style-name="T1">e</text:span> étage</text:p>
          </table:table-cell>
          <table:table-cell table:number-columns-repeated="3"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4" office:value-type="string" calcext:value-type="string">
            <text:p>Tous les ré</text:p>
          </table:table-cell>
          <table:table-cell table:number-columns-repeated="5"/>
          <table:table-cell table:style-name="ce56"/>
          <table:table-cell/>
          <table:table-cell table:style-name="ce54" office:value-type="string" calcext:value-type="string">
            <text:p>Lvl 3</text:p>
          </table:table-cell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4" office:value-type="string" calcext:value-type="string">
            <text:p>Opposants 7 étoiles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Maison n°4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Lvl 4</text:p>
          </table:table-cell>
          <table:table-cell table:number-columns-repeated="5"/>
          <table:table-cell table:style-name="ce54" office:value-type="string" calcext:value-type="string">
            <text:p>Lvl 5</text:p>
          </table:table-cell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4" office:value-type="string" calcext:value-type="string">
            <text:p>Battle resto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Tour radio</text:p>
          </table:table-cell>
          <table:table-cell table:number-columns-repeated="16323"/>
        </table:table-row>
        <table:table-row table:style-name="ro1">
          <table:covered-table-cell/>
          <table:table-cell/>
          <table:table-cell table:style-name="ce55" office:value-type="string" calcext:value-type="string">
            <text:p>Lvl 1</text:p>
          </table:table-cell>
          <table:table-cell/>
          <table:table-cell table:style-name="ce56"/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 table:number-columns-repeated="3"/>
          <table:table-cell table:style-name="ce55" office:value-type="string" calcext:value-type="string">
            <text:p>Lvl 6</text:p>
          </table:table-cell>
          <table:table-cell/>
          <table:table-cell table:style-name="ce55" office:value-type="string" calcext:value-type="string">
            <text:p>Lvl 7</text:p>
          </table:table-cell>
          <table:table-cell table:number-columns-repeated="3"/>
          <table:table-cell table:style-name="ce58" office:value-type="string" calcext:value-type="string">
            <text:p>Chance +10 %</text:p>
          </table:table-cell>
          <table:table-cell/>
          <table:table-cell table:style-name="ce59"/>
          <table:table-cell table:number-columns-repeated="3"/>
          <table:table-cell table:style-name="ce56"/>
          <table:table-cell/>
          <table:table-cell table:style-name="ce55"/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???</text:p>
          </table:table-cell>
          <table:table-cell/>
          <table:table-cell table:style-name="ce56"/>
          <table:table-cell/>
          <table:table-cell table:style-name="ce55"/>
          <table:table-cell table:number-columns-repeated="5"/>
          <table:table-cell table:style-name="ce55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/>
          <table:table-cell table:number-columns-repeated="16323"/>
        </table:table-row>
        <table:table-row table:style-name="ro1">
          <table:covered-table-cell table:style-name="ce47"/>
          <table:table-cell table:style-name="ce8" office:value-type="string" calcext:value-type="string">
            <text:p>12(70)</text:p>
          </table:table-cell>
          <table:table-cell table:style-name="ce52" table:number-columns-repeated="16"/>
          <table:table-cell table:style-name="ce56"/>
          <table:table-cell table:style-name="ce52" table:number-columns-repeated="42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50" calcext:value-type="float" table:number-columns-spanned="1" table:number-rows-spanned="5">
            <text:p>50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3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5"/>
          <table:table-cell table:style-name="ce53" office:value-type="string" calcext:value-type="string">
            <text:p>Equipe</text:p>
          </table:table-cell>
          <table:table-cell/>
          <table:table-cell table:style-name="ce57"/>
          <table:table-cell/>
          <table:table-cell table:style-name="ce56"/>
          <table:table-cell/>
          <table:table-cell table:style-name="ce56"/>
          <table:table-cell table:number-columns-repeated="5"/>
          <table:table-cell table:style-name="ce56"/>
          <table:table-cell/>
          <table:table-cell table:style-name="ce53" office:value-type="string" calcext:value-type="string">
            <text:p>Invitations</text:p>
          </table:table-cell>
          <table:table-cell table:number-columns-repeated="3"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5"/>
          <table:table-cell table:style-name="ce57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3" office:value-type="string" calcext:value-type="string">
            <text:p>Beauty market</text:p>
          </table:table-cell>
          <table:table-cell/>
          <table:table-cell table:style-name="ce53" office:value-type="string" calcext:value-type="string">
            <text:p>Casino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Déblayage </text:p>
          </table:table-cell>
          <table:table-cell/>
          <table:table-cell table:style-name="ce53"/>
          <table:table-cell/>
          <table:table-cell table:style-name="ce53" office:value-type="string" calcext:value-type="string">
            <text:p>Déblayage</text:p>
          </table:table-cell>
          <table:table-cell table:number-columns-repeated="16323"/>
        </table:table-row>
        <table:table-row table:style-name="ro1">
          <table:covered-table-cell/>
          <table:table-cell office:value-type="string" calcext:value-type="string">
            <text:p>11(60)</text:p>
          </table:table-cell>
          <table:table-cell table:number-columns-repeated="2"/>
          <table:table-cell table:style-name="ce54" office:value-type="string" calcext:value-type="string">
            <text:p>Toit</text:p>
          </table:table-cell>
          <table:table-cell/>
          <table:table-cell table:style-name="ce54" office:value-type="string" calcext:value-type="string">
            <text:p>4<text:span text:style-name="T1">e</text:span> étage</text:p>
          </table:table-cell>
          <table:table-cell/>
          <table:table-cell table:style-name="ce54" office:value-type="string" calcext:value-type="string">
            <text:p>3<text:span text:style-name="T1">e</text:span> étage</text:p>
          </table:table-cell>
          <table:table-cell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5"/>
          <table:table-cell table:style-name="ce54" office:value-type="string" calcext:value-type="string">
            <text:p>Dresseur 4</text:p>
          </table:table-cell>
          <table:table-cell/>
          <table:table-cell table:style-name="ce57"/>
          <table:table-cell/>
          <table:table-cell table:style-name="ce56"/>
          <table:table-cell/>
          <table:table-cell table:style-name="ce56"/>
          <table:table-cell table:number-columns-repeated="5"/>
          <table:table-cell table:style-name="ce56"/>
          <table:table-cell/>
          <table:table-cell table:style-name="ce54" office:value-type="string" calcext:value-type="string">
            <text:p>Opposants 6 étoiles</text:p>
          </table:table-cell>
          <table:table-cell table:number-columns-repeated="3"/>
          <table:table-cell table:style-name="ce54" office:value-type="string" calcext:value-type="string">
            <text:p>Immeuble n°2</text:p>
          </table:table-cell>
          <table:table-cell/>
          <table:table-cell table:style-name="ce54" office:value-type="string" calcext:value-type="string">
            <text:p>Spot maison</text:p>
          </table:table-cell>
          <table:table-cell table:number-columns-repeated="5"/>
          <table:table-cell table:style-name="ce57"/>
          <table:table-cell/>
          <table:table-cell table:style-name="ce54" office:value-type="string" calcext:value-type="string">
            <text:p>Lvl 4</text:p>
          </table:table-cell>
          <table:table-cell/>
          <table:table-cell table:style-name="ce54" office:value-type="string" calcext:value-type="string">
            <text:p>Lvl 3</text:p>
          </table:table-cell>
          <table:table-cell/>
          <table:table-cell table:style-name="ce54" office:value-type="string" calcext:value-type="string">
            <text:p>Lvl 3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Battle resto</text:p>
          </table:table-cell>
          <table:table-cell/>
          <table:table-cell table:style-name="ce54" office:value-type="string" calcext:value-type="string">
            <text:p>Hotel de luxe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23"/>
        </table:table-row>
        <table:table-row table:style-name="ro1">
          <table:covered-table-cell/>
          <table:table-cell table:number-columns-repeated="3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/>
          <table:table-cell table:style-name="ce55" office:value-type="string" calcext:value-type="string">
            <text:p>Lvl 5</text:p>
          </table:table-cell>
          <table:table-cell/>
          <table:table-cell table:style-name="ce55" office:value-type="string" calcext:value-type="string">
            <text:p>Lvl 6</text:p>
          </table:table-cell>
          <table:table-cell table:number-columns-repeated="5"/>
          <table:table-cell table:style-name="ce55"/>
          <table:table-cell/>
          <table:table-cell table:style-name="ce57"/>
          <table:table-cell/>
          <table:table-cell table:style-name="ce56"/>
          <table:table-cell/>
          <table:table-cell table:style-name="ce56"/>
          <table:table-cell table:number-columns-repeated="5"/>
          <table:table-cell table:style-name="ce56"/>
          <table:table-cell/>
          <table:table-cell table:style-name="ce55"/>
          <table:table-cell table:number-columns-repeated="3"/>
          <table:table-cell table:style-name="ce55" office:value-type="string" calcext:value-type="string">
            <text:p>Move tutor 2 + worker</text:p>
          </table:table-cell>
          <table:table-cell/>
          <table:table-cell table:style-name="ce55" office:value-type="string" calcext:value-type="string">
            <text:p>N°5</text:p>
          </table:table-cell>
          <table:table-cell table:number-columns-repeated="5"/>
          <table:table-cell table:style-name="ce57"/>
          <table:table-cell/>
          <table:table-cell table:style-name="ce55"/>
          <table:table-cell/>
          <table:table-cell table:style-name="ce55" office:value-type="string" calcext:value-type="string">
            <text:p>Rare cloth &amp; hats</text:p>
          </table:table-cell>
          <table:table-cell/>
          <table:table-cell table:style-name="ce55" office:value-type="string" calcext:value-type="string">
            <text:p>Rewards lvl3</text:p>
          </table:table-cell>
          <table:table-cell/>
          <table:table-cell table:style-name="ce56"/>
          <table:table-cell/>
          <table:table-cell table:style-name="ce55"/>
          <table:table-cell/>
          <table:table-cell table:style-name="ce55"/>
          <table:table-cell/>
          <table:table-cell table:style-name="ce55" office:value-type="string" calcext:value-type="string">
            <text:p>N°9</text:p>
          </table:table-cell>
          <table:table-cell table:number-columns-repeated="16323"/>
        </table:table-row>
        <table:table-row table:style-name="ro1">
          <table:covered-table-cell table:style-name="ce47"/>
          <table:table-cell table:style-name="ce8" office:value-type="string" calcext:value-type="string">
            <text:p>10(50)</text:p>
          </table:table-cell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30" calcext:value-type="float" table:number-columns-spanned="1" table:number-rows-spanned="5">
            <text:p>30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5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7"/>
          <table:table-cell table:number-columns-repeated="3"/>
          <table:table-cell table:style-name="ce56"/>
          <table:table-cell/>
          <table:table-cell table:style-name="ce53" office:value-type="string" calcext:value-type="string">
            <text:p>Salle du maître</text:p>
          </table:table-cell>
          <table:table-cell table:number-columns-repeated="5"/>
          <table:table-cell table:style-name="ce56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 table:number-columns-repeated="3"/>
          <table:table-cell table:style-name="ce53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asino</text:p>
          </table:table-cell>
          <table:table-cell/>
          <table:table-cell table:style-name="ce53" office:value-type="string" calcext:value-type="string">
            <text:p>Phare</text:p>
          </table:table-cell>
          <table:table-cell/>
          <table:table-cell table:style-name="ce53"/>
          <table:table-cell/>
          <table:table-cell table:style-name="ce53" office:value-type="string" calcext:value-type="string">
            <text:p>Déblayage</text:p>
          </table:table-cell>
          <table:table-cell table:number-columns-repeated="16325"/>
        </table:table-row>
        <table:table-row table:style-name="ro1">
          <table:covered-table-cell/>
          <table:table-cell office:value-type="string" calcext:value-type="string">
            <text:p>9(40)</text:p>
          </table:table-cell>
          <table:table-cell table:number-columns-repeated="4"/>
          <table:table-cell table:style-name="ce54" office:value-type="string" calcext:value-type="string">
            <text:p>4<text:span text:style-name="T1">e</text:span> étage</text:p>
          </table:table-cell>
          <table:table-cell/>
          <table:table-cell table:style-name="ce54" office:value-type="string" calcext:value-type="string">
            <text:p>3<text:span text:style-name="T1">e</text:span> étage</text:p>
          </table:table-cell>
          <table:table-cell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7"/>
          <table:table-cell table:number-columns-repeated="3"/>
          <table:table-cell table:style-name="ce56"/>
          <table:table-cell/>
          <table:table-cell table:style-name="ce54" office:value-type="string" calcext:value-type="string">
            <text:p>Lvl 3</text:p>
          </table:table-cell>
          <table:table-cell table:number-columns-repeated="5"/>
          <table:table-cell table:style-name="ce56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4" office:value-type="string" calcext:value-type="string">
            <text:p>Maison n°3</text:p>
          </table:table-cell>
          <table:table-cell/>
          <table:table-cell table:style-name="ce54" office:value-type="string" calcext:value-type="string">
            <text:p>Spot immeuble</text:p>
          </table:table-cell>
          <table:table-cell/>
          <table:table-cell table:style-name="ce56"/>
          <table:table-cell table:number-columns-repeated="3"/>
          <table:table-cell table:style-name="ce54" office:value-type="string" calcext:value-type="string">
            <text:p>Musée</text:p>
          </table:table-cell>
          <table:table-cell/>
          <table:table-cell table:style-name="ce54" office:value-type="string" calcext:value-type="string">
            <text:p>Lvl 3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4" office:value-type="string" calcext:value-type="string">
            <text:p>Accès « Groenland »</text:p>
          </table:table-cell>
          <table:table-cell/>
          <table:table-cell table:style-name="ce54" office:value-type="string" calcext:value-type="string">
            <text:p>Battle café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25"/>
        </table:table-row>
        <table:table-row table:style-name="ro1">
          <table:covered-table-cell/>
          <table:table-cell table:number-columns-repeated="5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/>
          <table:table-cell table:style-name="ce55" office:value-type="string" calcext:value-type="string">
            <text:p>Lvl 5</text:p>
          </table:table-cell>
          <table:table-cell table:number-columns-repeated="3"/>
          <table:table-cell table:style-name="ce57"/>
          <table:table-cell table:number-columns-repeated="3"/>
          <table:table-cell table:style-name="ce56"/>
          <table:table-cell/>
          <table:table-cell table:style-name="ce55"/>
          <table:table-cell table:number-columns-repeated="5"/>
          <table:table-cell table:style-name="ce56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5" office:value-type="string" calcext:value-type="string">
            <text:p>Move reminder</text:p>
          </table:table-cell>
          <table:table-cell/>
          <table:table-cell table:style-name="ce55" office:value-type="string" calcext:value-type="string">
            <text:p>N°2</text:p>
          </table:table-cell>
          <table:table-cell/>
          <table:table-cell table:style-name="ce56"/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Rewards lvl2</text:p>
          </table:table-cell>
          <table:table-cell/>
          <table:table-cell table:style-name="ce55" office:value-type="string" calcext:value-type="string">
            <text:p>Formes de Hisui</text:p>
          </table:table-cell>
          <table:table-cell/>
          <table:table-cell table:style-name="ce55"/>
          <table:table-cell/>
          <table:table-cell table:style-name="ce55" office:value-type="string" calcext:value-type="string">
            <text:p>N°8</text:p>
          </table:table-cell>
          <table:table-cell table:number-columns-repeated="16325"/>
        </table:table-row>
        <table:table-row table:style-name="ro1">
          <table:covered-table-cell table:style-name="ce47"/>
          <table:table-cell table:style-name="ce8" office:value-type="string" calcext:value-type="string">
            <text:p>8(30)</text:p>
          </table:table-cell>
          <table:table-cell table:style-name="ce52" table:number-columns-repeated="16"/>
          <table:table-cell table:style-name="ce56"/>
          <table:table-cell table:style-name="ce52" table:number-columns-repeated="42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20" calcext:value-type="float" table:number-columns-spanned="1" table:number-rows-spanned="5">
            <text:p>20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7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3" office:value-type="string" calcext:value-type="string">
            <text:p>Jamais 2 sans 3</text:p>
          </table:table-cell>
          <table:table-cell/>
          <table:table-cell table:style-name="ce53" office:value-type="string" calcext:value-type="string">
            <text:p>Equipe</text:p>
          </table:table-cell>
          <table:table-cell/>
          <table:table-cell table:style-name="ce56"/>
          <table:table-cell/>
          <table:table-cell table:style-name="ce57"/>
          <table:table-cell/>
          <table:table-cell table:style-name="ce56"/>
          <table:table-cell table:number-columns-repeated="5"/>
          <table:table-cell table:style-name="ce53" office:value-type="string" calcext:value-type="string">
            <text:p>Labo pkmn</text:p>
          </table:table-cell>
          <table:table-cell table:number-columns-repeated="5"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3" office:value-type="string" calcext:value-type="string">
            <text:p>Extérieurs de la ville</text:p>
          </table:table-cell>
          <table:table-cell table:number-columns-repeated="3"/>
          <table:table-cell table:style-name="ce56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3" office:value-type="string" calcext:value-type="string">
            <text:p>Beauty market</text:p>
          </table:table-cell>
          <table:table-cell/>
          <table:table-cell table:style-name="ce53" office:value-type="string" calcext:value-type="string">
            <text:p>Casino</text:p>
          </table:table-cell>
          <table:table-cell/>
          <table:table-cell table:style-name="ce53" office:value-type="string" calcext:value-type="string">
            <text:p>Port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 table:number-columns-repeated="16325"/>
        </table:table-row>
        <table:table-row table:style-name="ro1">
          <table:covered-table-cell/>
          <table:table-cell office:value-type="string" calcext:value-type="string">
            <text:p>7(25)</text:p>
          </table:table-cell>
          <table:table-cell table:number-columns-repeated="6"/>
          <table:table-cell table:style-name="ce54" office:value-type="string" calcext:value-type="string">
            <text:p>3<text:span text:style-name="T1">e</text:span> étage</text:p>
          </table:table-cell>
          <table:table-cell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4" office:value-type="string" calcext:value-type="string">
            <text:p>Re-réessayer</text:p>
          </table:table-cell>
          <table:table-cell/>
          <table:table-cell table:style-name="ce54" office:value-type="string" calcext:value-type="string">
            <text:p>Dresseur 3</text:p>
          </table:table-cell>
          <table:table-cell/>
          <table:table-cell table:style-name="ce56"/>
          <table:table-cell/>
          <table:table-cell table:style-name="ce57"/>
          <table:table-cell/>
          <table:table-cell table:style-name="ce56"/>
          <table:table-cell table:number-columns-repeated="5"/>
          <table:table-cell table:style-name="ce54" office:value-type="string" calcext:value-type="string">
            <text:p>Lvl 3</text:p>
          </table:table-cell>
          <table:table-cell table:number-columns-repeated="5"/>
          <table:table-cell table:style-name="ce54" office:value-type="string" calcext:value-type="string">
            <text:p>Maison n°2</text:p>
          </table:table-cell>
          <table:table-cell/>
          <table:table-cell table:style-name="ce54" office:value-type="string" calcext:value-type="string">
            <text:p>Spot maison</text:p>
          </table:table-cell>
          <table:table-cell/>
          <table:table-cell table:style-name="ce54" office:value-type="string" calcext:value-type="string">
            <text:p>Lvl 3</text:p>
          </table:table-cell>
          <table:table-cell table:number-columns-repeated="3"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4" office:value-type="string" calcext:value-type="string">
            <text:p>Lvl 1</text:p>
          </table:table-cell>
          <table:table-cell/>
          <table:table-cell table:style-name="ce54" office:value-type="string" calcext:value-type="string">
            <text:p>Accès Iles</text:p>
          </table:table-cell>
          <table:table-cell/>
          <table:table-cell table:style-name="ce54" office:value-type="string" calcext:value-type="string">
            <text:p>Spot majeur</text:p>
          </table:table-cell>
          <table:table-cell/>
          <table:table-cell table:style-name="ce56"/>
          <table:table-cell table:number-columns-repeated="16325"/>
        </table:table-row>
        <table:table-row table:style-name="ro1">
          <table:covered-table-cell/>
          <table:table-cell table:number-columns-repeated="7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 table:number-columns-repeated="3"/>
          <table:table-cell table:style-name="ce55" office:value-type="string" calcext:value-type="string">
            <text:p>20 % → 35 %</text:p>
          </table:table-cell>
          <table:table-cell/>
          <table:table-cell table:style-name="ce55"/>
          <table:table-cell/>
          <table:table-cell table:style-name="ce56"/>
          <table:table-cell/>
          <table:table-cell table:style-name="ce57"/>
          <table:table-cell/>
          <table:table-cell table:style-name="ce56"/>
          <table:table-cell table:number-columns-repeated="5"/>
          <table:table-cell table:style-name="ce55" office:value-type="string" calcext:value-type="string">
            <text:p>Fossiles</text:p>
          </table:table-cell>
          <table:table-cell table:number-columns-repeated="5"/>
          <table:table-cell table:style-name="ce55" office:value-type="string" calcext:value-type="string">
            <text:p>Psychologist + worker</text:p>
          </table:table-cell>
          <table:table-cell/>
          <table:table-cell table:style-name="ce55" office:value-type="string" calcext:value-type="string">
            <text:p>N°3</text:p>
          </table:table-cell>
          <table:table-cell/>
          <table:table-cell table:style-name="ce55"/>
          <table:table-cell table:number-columns-repeated="3"/>
          <table:table-cell table:style-name="ce56"/>
          <table:table-cell/>
          <table:table-cell table:style-name="ce55"/>
          <table:table-cell/>
          <table:table-cell table:style-name="ce55" office:value-type="string" calcext:value-type="string">
            <text:p>Massage pkmn</text:p>
          </table:table-cell>
          <table:table-cell/>
          <table:table-cell table:style-name="ce55" office:value-type="string" calcext:value-type="string">
            <text:p>Rewards lvl1</text:p>
          </table:table-cell>
          <table:table-cell/>
          <table:table-cell table:style-name="ce55" office:value-type="string" calcext:value-type="string">
            <text:p>Formes d’Alola</text:p>
          </table:table-cell>
          <table:table-cell/>
          <table:table-cell table:style-name="ce55" office:value-type="string" calcext:value-type="string">
            <text:p>N°7</text:p>
          </table:table-cell>
          <table:table-cell/>
          <table:table-cell table:style-name="ce56"/>
          <table:table-cell table:number-columns-repeated="16325"/>
        </table:table-row>
        <table:table-row table:style-name="ro1">
          <table:covered-table-cell table:style-name="ce47"/>
          <table:table-cell table:style-name="ce8" office:value-type="string" calcext:value-type="string">
            <text:p>6 (20)</text:p>
          </table:table-cell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10" calcext:value-type="float" table:number-columns-spanned="1" table:number-rows-spanned="5">
            <text:p>10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9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6"/>
          <table:table-cell table:number-columns-repeated="3"/>
          <table:table-cell table:style-name="ce53" office:value-type="string" calcext:value-type="string">
            <text:p>Arène pokem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Extérieur de l’arène</text:p>
          </table:table-cell>
          <table:table-cell table:number-columns-repeated="3"/>
          <table:table-cell table:style-name="ce53" office:value-type="string" calcext:value-type="string">
            <text:p>Centre Pokem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Négociati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/>
          <table:table-cell table:style-name="ce53"/>
          <table:table-cell/>
          <table:table-cell table:style-name="ce57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3" office:value-type="string" calcext:value-type="string">
            <text:p>Beauty market</text:p>
          </table:table-cell>
          <table:table-cell/>
          <table:table-cell table:style-name="ce53" office:value-type="string" calcext:value-type="string">
            <text:p>Déblayage 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16329"/>
        </table:table-row>
        <table:table-row table:style-name="ro1">
          <table:covered-table-cell/>
          <table:table-cell office:value-type="string" calcext:value-type="string">
            <text:p>5 (15)</text:p>
          </table:table-cell>
          <table:table-cell table:number-columns-repeated="8"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6"/>
          <table:table-cell table:number-columns-repeated="3"/>
          <table:table-cell table:style-name="ce54" office:value-type="string" calcext:value-type="string">
            <text:p>Lvl 3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 table:number-columns-repeated="3"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Change répartition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Immeuble n°1</text:p>
          </table:table-cell>
          <table:table-cell/>
          <table:table-cell table:style-name="ce54" office:value-type="string" calcext:value-type="string">
            <text:p>Spot maison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Vendeur de vélo</text:p>
          </table:table-cell>
          <table:table-cell/>
          <table:table-cell table:style-name="ce57"/>
          <table:table-cell/>
          <table:table-cell table:style-name="ce54" office:value-type="string" calcext:value-type="string">
            <text:p>Lvl 1</text:p>
          </table:table-cell>
          <table:table-cell/>
          <table:table-cell table:style-name="ce54" office:value-type="string" calcext:value-type="string">
            <text:p>Lvl 1</text:p>
          </table:table-cell>
          <table:table-cell/>
          <table:table-cell table:style-name="ce54" office:value-type="string" calcext:value-type="string">
            <text:p>Spot majeur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29"/>
        </table:table-row>
        <table:table-row table:style-name="ro1">
          <table:covered-table-cell/>
          <table:table-cell table:number-columns-repeated="9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 table:number-columns-repeated="3"/>
          <table:table-cell table:style-name="ce56"/>
          <table:table-cell table:number-columns-repeated="3"/>
          <table:table-cell table:style-name="ce55" office:value-type="string" calcext:value-type="string">
            <text:p>Parcours de type</text:p>
          </table:table-cell>
          <table:table-cell/>
          <table:table-cell table:style-name="ce56"/>
          <table:table-cell/>
          <table:table-cell table:style-name="ce55"/>
          <table:table-cell table:number-columns-repeated="3"/>
          <table:table-cell table:style-name="ce55" office:value-type="string" calcext:value-type="string">
            <text:p>Centre d’échanges</text:p>
          </table:table-cell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Move tutor 1 + quests</text:p>
          </table:table-cell>
          <table:table-cell/>
          <table:table-cell table:style-name="ce55" office:value-type="string" calcext:value-type="string">
            <text:p>N°2</text:p>
          </table:table-cell>
          <table:table-cell/>
          <table:table-cell table:style-name="ce56"/>
          <table:table-cell/>
          <table:table-cell table:style-name="ce55"/>
          <table:table-cell/>
          <table:table-cell table:style-name="ce57"/>
          <table:table-cell/>
          <table:table-cell table:style-name="ce55"/>
          <table:table-cell/>
          <table:table-cell table:style-name="ce55" office:value-type="string" calcext:value-type="string">
            <text:p>Cloth &amp; hats</text:p>
          </table:table-cell>
          <table:table-cell/>
          <table:table-cell table:style-name="ce55" office:value-type="string" calcext:value-type="string">
            <text:p>N°5</text:p>
          </table:table-cell>
          <table:table-cell/>
          <table:table-cell table:style-name="ce55" office:value-type="string" calcext:value-type="string">
            <text:p>N°6</text:p>
          </table:table-cell>
          <table:table-cell table:number-columns-repeated="16329"/>
        </table:table-row>
        <table:table-row table:style-name="ro1">
          <table:covered-table-cell table:style-name="ce47"/>
          <table:table-cell table:style-name="ce8" office:value-type="string" calcext:value-type="string">
            <text:p>4 (10)</text:p>
          </table:table-cell>
          <table:table-cell table:style-name="ce52" table:number-columns-repeated="16"/>
          <table:table-cell table:style-name="ce56"/>
          <table:table-cell table:style-name="ce52" table:number-columns-repeated="42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5" calcext:value-type="float" table:number-columns-spanned="1" table:number-rows-spanned="5">
            <text:p>5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11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5"/>
          <table:table-cell table:style-name="ce53" office:value-type="string" calcext:value-type="string">
            <text:p>Equipe</text:p>
          </table:table-cell>
          <table:table-cell/>
          <table:table-cell table:style-name="ce57"/>
          <table:table-cell/>
          <table:table-cell table:style-name="ce53" office:value-type="string" calcext:value-type="string">
            <text:p>Salle du maître</text:p>
          </table:table-cell>
          <table:table-cell table:number-columns-repeated="5"/>
          <table:table-cell table:style-name="ce53" office:value-type="string" calcext:value-type="string">
            <text:p>Centre pokém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Double team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3" office:value-type="string" calcext:value-type="string">
            <text:p>Extérieurs de la ville</text:p>
          </table:table-cell>
          <table:table-cell/>
          <table:table-cell table:style-name="ce56"/>
          <table:table-cell/>
          <table:table-cell table:style-name="ce53"/>
          <table:table-cell/>
          <table:table-cell table:style-name="ce53" office:value-type="string" calcext:value-type="string">
            <text:p>Déblayage 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16333"/>
        </table:table-row>
        <table:table-row table:style-name="ro1">
          <table:covered-table-cell/>
          <table:table-cell table:number-columns-repeated="11"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5"/>
          <table:table-cell table:style-name="ce54" office:value-type="string" calcext:value-type="string">
            <text:p>Dresseur 2</text:p>
          </table:table-cell>
          <table:table-cell/>
          <table:table-cell table:style-name="ce57"/>
          <table:table-cell/>
          <table:table-cell table:style-name="ce54" office:value-type="string" calcext:value-type="string">
            <text:p>Lvl 2</text:p>
          </table:table-cell>
          <table:table-cell table:number-columns-repeated="5"/>
          <table:table-cell table:style-name="ce54" office:value-type="string" calcext:value-type="string">
            <text:p>Mezzanine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Toggle combat double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Maison n°1</text:p>
          </table:table-cell>
          <table:table-cell/>
          <table:table-cell table:style-name="ce54" office:value-type="string" calcext:value-type="string">
            <text:p>Spot immeuble</text:p>
          </table:table-cell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Ecole de dresseurs</text:p>
          </table:table-cell>
          <table:table-cell/>
          <table:table-cell table:style-name="ce54" office:value-type="string" calcext:value-type="string">
            <text:p>Spot majeur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33"/>
        </table:table-row>
        <table:table-row table:style-name="ro1">
          <table:covered-table-cell/>
          <table:table-cell office:value-type="string" calcext:value-type="string">
            <text:p>3 (6)</text:p>
          </table:table-cell>
          <table:table-cell table:number-columns-repeated="10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 table:number-columns-repeated="5"/>
          <table:table-cell table:style-name="ce55"/>
          <table:table-cell/>
          <table:table-cell table:style-name="ce57"/>
          <table:table-cell/>
          <table:table-cell table:style-name="ce55"/>
          <table:table-cell table:number-columns-repeated="5"/>
          <table:table-cell table:style-name="ce55" office:value-type="string" calcext:value-type="string">
            <text:p>Centre d’entraide</text:p>
          </table:table-cell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Name changer + worker</text:p>
          </table:table-cell>
          <table:table-cell/>
          <table:table-cell table:style-name="ce55" office:value-type="string" calcext:value-type="string">
            <text:p>N°1</text:p>
          </table:table-cell>
          <table:table-cell/>
          <table:table-cell table:style-name="ce55"/>
          <table:table-cell/>
          <table:table-cell table:style-name="ce56"/>
          <table:table-cell/>
          <table:table-cell table:style-name="ce55"/>
          <table:table-cell/>
          <table:table-cell table:style-name="ce55" office:value-type="string" calcext:value-type="string">
            <text:p>N°3</text:p>
          </table:table-cell>
          <table:table-cell/>
          <table:table-cell table:style-name="ce55" office:value-type="string" calcext:value-type="string">
            <text:p>N°4</text:p>
          </table:table-cell>
          <table:table-cell table:number-columns-repeated="16333"/>
        </table:table-row>
        <table:table-row table:style-name="ro1">
          <table:covered-table-cell table:style-name="ce47"/>
          <table:table-cell table:style-name="ce8"/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1" calcext:value-type="float" table:number-columns-spanned="1" table:number-rows-spanned="5">
            <text:p>1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office:value-type="string" calcext:value-type="string">
            <text:p>2 (3)</text:p>
          </table:table-cell>
          <table:table-cell table:number-columns-repeated="12"/>
          <table:table-cell table:style-name="ce53" office:value-type="string" calcext:value-type="string">
            <text:p>Department store</text:p>
          </table:table-cell>
          <table:table-cell table:number-columns-repeated="3"/>
          <table:table-cell table:style-name="ce53" office:value-type="string" calcext:value-type="string">
            <text:p>Consolation</text:p>
          </table:table-cell>
          <table:table-cell table:number-columns-repeated="3"/>
          <table:table-cell table:style-name="ce53" office:value-type="string" calcext:value-type="string">
            <text:p>Arène Pokemon</text:p>
          </table:table-cell>
          <table:table-cell table:number-columns-repeated="7"/>
          <table:table-cell table:style-name="ce56"/>
          <table:table-cell/>
          <table:table-cell table:style-name="ce53" office:value-type="string" calcext:value-type="string">
            <text:p>Labo pkmn</text:p>
          </table:table-cell>
          <table:table-cell table:number-columns-repeated="5"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16337"/>
        </table:table-row>
        <table:table-row table:style-name="ro1">
          <table:covered-table-cell/>
          <table:table-cell table:number-columns-repeated="13"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4" office:value-type="string" calcext:value-type="string">
            <text:p>Réessayer</text:p>
          </table:table-cell>
          <table:table-cell table:number-columns-repeated="3"/>
          <table:table-cell table:style-name="ce54" office:value-type="string" calcext:value-type="string">
            <text:p>Lvl 2</text:p>
          </table:table-cell>
          <table:table-cell table:number-columns-repeated="7"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 table:number-columns-repeated="5"/>
          <table:table-cell table:style-name="ce54" office:value-type="string" calcext:value-type="string">
            <text:p>Maison PJ</text:p>
          </table:table-cell>
          <table:table-cell/>
          <table:table-cell table:style-name="ce54" office:value-type="string" calcext:value-type="string">
            <text:p>Spot maison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Extérieurs ville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37"/>
        </table:table-row>
        <table:table-row table:style-name="ro1">
          <table:covered-table-cell/>
          <table:table-cell table:number-columns-repeated="13"/>
          <table:table-cell table:style-name="ce55" office:value-type="string" calcext:value-type="string">
            <text:p>Lvl 1</text:p>
          </table:table-cell>
          <table:table-cell table:number-columns-repeated="3"/>
          <table:table-cell table:style-name="ce55" office:value-type="string" calcext:value-type="string">
            <text:p>50→70 %</text:p>
          </table:table-cell>
          <table:table-cell table:number-columns-repeated="3"/>
          <table:table-cell table:style-name="ce55" office:value-type="string" calcext:value-type="string">
            <text:p>Parcours amélioré</text:p>
          </table:table-cell>
          <table:table-cell table:number-columns-repeated="7"/>
          <table:table-cell table:style-name="ce56"/>
          <table:table-cell/>
          <table:table-cell table:style-name="ce55" office:value-type="string" calcext:value-type="string">
            <text:p>Pokegear+</text:p>
          </table:table-cell>
          <table:table-cell table:number-columns-repeated="5"/>
          <table:table-cell table:style-name="ce55" office:value-type="string" calcext:value-type="string">
            <text:p>Chaussures</text:p>
          </table:table-cell>
          <table:table-cell/>
          <table:table-cell table:style-name="ce55" office:value-type="string" calcext:value-type="string">
            <text:p>N°1</text:p>
          </table:table-cell>
          <table:table-cell/>
          <table:table-cell table:style-name="ce56"/>
          <table:table-cell/>
          <table:table-cell table:style-name="ce55" office:value-type="string" calcext:value-type="string">
            <text:p>Accès pension</text:p>
          </table:table-cell>
          <table:table-cell/>
          <table:table-cell table:style-name="ce55" office:value-type="string" calcext:value-type="string">
            <text:p>N°2</text:p>
          </table:table-cell>
          <table:table-cell table:number-columns-repeated="16337"/>
        </table:table-row>
        <table:table-row table:style-name="ro1">
          <table:covered-table-cell table:style-name="ce47"/>
          <table:table-cell table:style-name="ce8"/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0" calcext:value-type="float" table:number-columns-spanned="1" table:number-rows-spanned="5">
            <text:p>0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 table:style-name="ce4"/>
          <table:table-cell table:number-columns-repeated="19"/>
          <table:table-cell table:style-name="ce60" office:value-type="string" calcext:value-type="string">
            <text:p>Equipe</text:p>
          </table:table-cell>
          <table:table-cell/>
          <table:table-cell table:style-name="ce60" office:value-type="string" calcext:value-type="string">
            <text:p>Arene Pokemon</text:p>
          </table:table-cell>
          <table:table-cell/>
          <table:table-cell table:style-name="ce60" office:value-type="string" calcext:value-type="string">
            <text:p>Salle du maître</text:p>
          </table:table-cell>
          <table:table-cell/>
          <table:table-cell table:style-name="ce60" office:value-type="string" calcext:value-type="string">
            <text:p>Extérieur de l’arène</text:p>
          </table:table-cell>
          <table:table-cell table:number-columns-repeated="3"/>
          <table:table-cell table:style-name="ce64" office:value-type="string" calcext:value-type="string">
            <text:p>Centre Pokemon</text:p>
          </table:table-cell>
          <table:table-cell/>
          <table:table-cell table:style-name="ce60" office:value-type="string" calcext:value-type="string">
            <text:p>Labo pkmn</text:p>
          </table:table-cell>
          <table:table-cell table:number-columns-repeated="5"/>
          <table:table-cell table:style-name="ce56"/>
          <table:table-cell/>
          <table:table-cell table:style-name="ce53" office:value-type="string" calcext:value-type="string">
            <text:p>Déblayage</text:p>
          </table:table-cell>
          <table:table-cell table:number-columns-repeated="16343"/>
        </table:table-row>
        <table:table-row table:style-name="ro1">
          <table:covered-table-cell table:style-name="ce4"/>
          <table:table-cell table:number-columns-repeated="19"/>
          <table:table-cell table:style-name="ce61" office:value-type="string" calcext:value-type="string">
            <text:p>Dresseur 1</text:p>
          </table:table-cell>
          <table:table-cell/>
          <table:table-cell table:style-name="ce61" office:value-type="string" calcext:value-type="string">
            <text:p>Lvl 1</text:p>
          </table:table-cell>
          <table:table-cell/>
          <table:table-cell table:style-name="ce61" office:value-type="string" calcext:value-type="string">
            <text:p>Lvl 1</text:p>
          </table:table-cell>
          <table:table-cell/>
          <table:table-cell table:style-name="ce61" office:value-type="string" calcext:value-type="string">
            <text:p>Lvl 1</text:p>
          </table:table-cell>
          <table:table-cell table:number-columns-repeated="3"/>
          <table:table-cell table:style-name="ce65" office:value-type="string" calcext:value-type="string">
            <text:p>RDC</text:p>
          </table:table-cell>
          <table:table-cell/>
          <table:table-cell table:style-name="ce61" office:value-type="string" calcext:value-type="string">
            <text:p>Lvl 1</text:p>
          </table:table-cell>
          <table:table-cell table:number-columns-repeated="5"/>
          <table:table-cell table:style-name="ce56"/>
          <table:table-cell/>
          <table:table-cell table:style-name="ce54" office:value-type="string" calcext:value-type="string">
            <text:p>Spot maison PJ</text:p>
          </table:table-cell>
          <table:table-cell table:number-columns-repeated="16343"/>
        </table:table-row>
        <table:table-row table:style-name="ro1">
          <table:covered-table-cell table:style-name="ce4"/>
          <table:table-cell table:number-columns-repeated="19"/>
          <table:table-cell table:style-name="ce62"/>
          <table:table-cell/>
          <table:table-cell table:style-name="ce62" office:value-type="string" calcext:value-type="string">
            <text:p>Base</text:p>
          </table:table-cell>
          <table:table-cell/>
          <table:table-cell table:style-name="ce62"/>
          <table:table-cell/>
          <table:table-cell table:style-name="ce62"/>
          <table:table-cell table:number-columns-repeated="3"/>
          <table:table-cell table:style-name="ce66" office:value-type="string" calcext:value-type="string">
            <text:p>Accès PC</text:p>
          </table:table-cell>
          <table:table-cell/>
          <table:table-cell table:style-name="ce62" office:value-type="string" calcext:value-type="string">
            <text:p>Soin et Pokédex</text:p>
          </table:table-cell>
          <table:table-cell table:number-columns-repeated="5"/>
          <table:table-cell table:style-name="ce56"/>
          <table:table-cell/>
          <table:table-cell table:style-name="ce55" office:value-type="string" calcext:value-type="string">
            <text:p>(tuto)</text:p>
          </table:table-cell>
          <table:table-cell table:number-columns-repeated="16343"/>
        </table:table-row>
        <table:table-row table:style-name="ro1">
          <table:covered-table-cell table:style-name="ce49"/>
          <table:table-cell table:style-name="ce8" office:value-type="float" office:value="1" calcext:value-type="float">
            <text:p>1</text:p>
          </table:table-cell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 table:number-rows-repeated="2">
          <table:table-cell table:style-name="ce4"/>
          <table:table-cell table:number-columns-repeated="16383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 table:number-columns-repeated="10"/>
          <table:table-cell table:style-name="ce57"/>
          <table:table-cell table:number-columns-repeated="16373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25"/>
          <table:table-cell table:style-name="ce57"/>
          <table:table-cell table:number-columns-repeated="16358"/>
        </table:table-row>
        <table:table-row table:style-name="ro2" table:number-rows-repeated="104852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21:38:45.686000000</meta:creation-date>
    <dc:date>2025-04-09T12:35:25.547000000</dc:date>
    <meta:editing-duration>P1DT3H25M52S</meta:editing-duration>
    <meta:editing-cycles>21</meta:editing-cycles>
    <meta:generator>LibreOffice/7.4.1.2$Windows_X86_64 LibreOffice_project/3c58a8f3a960df8bc8fd77b461821e42c061c5f0</meta:generator>
    <meta:document-statistic meta:table-count="1" meta:cell-count="281" meta:object-count="0"/>
  </office:meta>
</office:document-meta>
</file>